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Batang1" svg:font-family="Batang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tang" svg:font-family="Batang" style:font-family-generic="modern" style:font-pitch="variable"/>
    <style:font-face style:name="Noto Sans CJK SC1" svg:font-family="'Noto Sans CJK S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Demi Cond" svg:font-family="'Franklin Gothic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.071cm" draw:fill="solid" draw:fill-color="#7f7f7f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a6a6a6" draw:opacity="5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9d9d9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7f7f7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Diapositiva_20_de_20_título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" style:family="paragraph">
      <loext:graphic-properties draw:fill="solid" draw:fill-color="#7f7f7f" draw:opacity="70%"/>
      <style:paragraph-properties fo:text-align="start" style:font-independent-line-spacing="true"/>
      <style:text-properties fo:font-size="20pt"/>
    </style:style>
    <style:style style:name="P3" style:family="paragraph">
      <loext:graphic-properties draw:fill="solid" draw:fill-color="#a6a6a6" draw:opacity="51%"/>
      <style:paragraph-properties fo:text-align="start" style:font-independent-line-spacing="true"/>
      <style:text-properties fo:font-size="20pt"/>
    </style:style>
    <style:style style:name="P4" style:family="paragraph">
      <loext:graphic-properties draw:fill="solid" draw:fill-color="#d9d9d9" draw:opacity="70%"/>
      <style:paragraph-properties fo:text-align="start" style:font-independent-line-spacing="true"/>
      <style:text-properties fo:font-size="20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solid" draw:fill-color="#7f7f7f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ranklin Gothic Demi Cond" fo:font-size="20pt" fo:letter-spacing="normal" fo:font-style="normal" style:text-underline-style="none" fo:font-weight="normal" style:font-name-asian="Batang1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anklin Gothic Demi Con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cc6600" style:text-line-through-style="none" style:text-line-through-type="none" style:text-position="0% 100%" style:font-name="Franklin Gothic Demi Cond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AutoShape 2" draw:style-name="gr1" draw:text-style-name="P1" draw:layer="layout" svg:width="0.846cm" svg:height="0.846cm" svg:x="0.415cm" svg:y="-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" draw:text-style-name="P1" draw:layer="layout" svg:width="0.846cm" svg:height="0.846cm" svg:x="0.838cm" svg:y="-4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2" draw:text-style-name="P2" draw:layer="layout" svg:width="5.396cm" svg:height="5.185cm" svg:x="-0.071cm" svg:y="22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Rectángulo" draw:style-name="gr3" draw:text-style-name="P3" draw:layer="layout" svg:width="5.396cm" svg:height="5.185cm" svg:x="5.327cm" svg:y="22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Rectángulo" draw:style-name="gr4" draw:text-style-name="P4" draw:layer="layout" svg:width="5.396cm" svg:height="5.185cm" svg:x="10.707cm" svg:y="22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Rectángulo" draw:style-name="gr4" draw:text-style-name="P4" draw:layer="layout" svg:width="5.396cm" svg:height="5.185cm" svg:x="5.31cm" svg:y="7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Rectángulo" draw:style-name="gr5" draw:text-style-name="P5" draw:layer="layout" svg:width="5.396cm" svg:height="5.185cm" svg:x="16.104cm" svg:y="22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2 Rectángulo" draw:style-name="gr5" draw:text-style-name="P5" draw:layer="layout" svg:width="5.396cm" svg:height="5.185cm" svg:x="0.024cm" svg:y="17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Rectángulo" draw:style-name="gr6" draw:text-style-name="P6" draw:layer="layout" svg:width="5.396cm" svg:height="5.185cm" svg:x="-0.088cm" svg:y="7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7" draw:text-style-name="P1" draw:layer="layout" svg:width="10.75cm" svg:height="1.098cm" svg:x="9.286cm" svg:y="23.781cm">
          <text:p text:style-name="P7"><text:span text:style-name="T1">Autor de la t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Rectángulo" draw:style-name="gr3" draw:text-style-name="P3" draw:layer="layout" svg:width="5.396cm" svg:height="7.349cm" svg:x="5.2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7" draw:text-style-name="P1" draw:layer="layout" svg:width="18.303cm" svg:height="3.975cm" svg:x="1.733cm" svg:y="7.848cm">
          <text:p text:style-name="P7"><text:span text:style-name="T2">Portada de </text:span></text:p>
          <text:p text:style-name="P7"><text:span text:style-name="T3">La tesis </text:span></text:p>
          <text:p text:style-name="P7"><text:span text:style-name="T2">(Empastad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8" draw:layer="layout" svg:width="7.31cm" svg:height="9.524cm" svg:x="5.869cm" svg:y="1.905cm" draw:page-number="1" presentation:class="page"/>
          <draw:frame draw:name="2 Marcador de nota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Batang1" svg:font-family="Batang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tang" svg:font-family="Batang" style:font-family-generic="modern" style:font-pitch="variable"/>
    <style:font-face style:name="Noto Sans CJK SC1" svg:font-family="'Noto Sans CJK S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Demi Cond" svg:font-family="'Franklin Gothic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02cm" fo:page-height="28.002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4.676cm" fo:padding-top="0.141cm" fo:padding-bottom="0.141cm" fo:padding-left="0.283cm" fo:padding-right="0.283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6.241cm" fo:padding-top="0.141cm" fo:padding-bottom="0.141cm" fo:padding-left="0.283cm" fo:padding-right="0.283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6.241cm" fo:padding-top="0.141cm" fo:padding-bottom="0.141cm" fo:padding-left="0.283cm" fo:padding-right="0.283cm" fo:wrap-option="wrap"/>
    </style:style>
    <style:style style:name="Mpr6" style:family="presentation" style:parent-style-name="En_20_blanco-backgroundobjects">
      <style:graphic-properties draw:stroke="none" draw:fill="none" draw:fill-color="#ffffff" draw:auto-grow-height="false" fo:min-height="1.27cm"/>
    </style:style>
    <style:style style:name="Mpr7" style:family="presentation" style:parent-style-name="En_20_blanc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18.276cm" svg:height="6.001cm" svg:x="1.613cm" svg:y="8.699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3 Marcador de fecha" presentation:style-name="Mpr2" draw:text-style-name="MP8" draw:layer="backgroundobjects" svg:width="5.016cm" svg:height="1.49cm" svg:x="1.075cm" svg:y="25.953cm" presentation:class="date-time" presentation:user-transformed="true">
        <draw:text-box>
          <text:p text:style-name="MP7"><text:span text:style-name="MT3"><text:date style:data-style-name="D1" text:date-value="2019-12-20">20/12/19</text:date></text:span></text:p>
        </draw:text-box>
      </draw:frame>
      <draw:frame draw:name="4 Marcador de pie de página" presentation:style-name="Mpr2" draw:text-style-name="MP8" draw:layer="backgroundobjects" svg:width="6.808cm" svg:height="1.49cm" svg:x="7.346cm" svg:y="25.953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016cm" svg:height="1.49cm" svg:x="15.41cm" svg:y="25.953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19.35cm" svg:height="16.24cm" svg:x="1.075cm" svg:y="6.552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1 Marcador de fecha" presentation:style-name="Mpr5" draw:text-style-name="MP8" draw:layer="backgroundobjects" svg:width="5.016cm" svg:height="1.49cm" svg:x="1.075cm" svg:y="25.953cm" presentation:class="date-time" presentation:user-transformed="true">
        <draw:text-box>
          <text:p text:style-name="MP7"><text:span text:style-name="MT3"><text:date style:data-style-name="D1" text:date-value="2019-12-20">20/12/19</text:date></text:span></text:p>
        </draw:text-box>
      </draw:frame>
      <draw:frame draw:name="2 Marcador de pie de página" presentation:style-name="Mpr5" draw:text-style-name="MP8" draw:layer="backgroundobjects" svg:width="6.808cm" svg:height="1.49cm" svg:x="7.346cm" svg:y="25.953cm" presentation:class="footer" presentation:user-transformed="true">
        <draw:text-box>
          <text:p/>
        </draw:text-box>
      </draw:frame>
      <draw:frame draw:name="3 Marcador de número de diapositiva" presentation:style-name="Mpr5" draw:text-style-name="MP8" draw:layer="backgroundobjects" svg:width="5.016cm" svg:height="1.49cm" svg:x="15.41cm" svg:y="25.953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En_20_blanco-title" draw:layer="backgroundobjects" svg:width="7.312cm" svg:height="9.524cm" svg:x="5.868cm" svg:y="1.93cm" presentation:class="page"/>
        <draw:frame presentation:style-name="En_20_blanc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resentación de PowerPoint</dc:title>
    <meta:initial-creator>Rosy-Itzel</meta:initial-creator>
    <dc:creator>Jesús Guadalupe Flores</dc:creator>
    <meta:editing-cycles>20</meta:editing-cycles>
    <meta:creation-date>2019-12-01T18:55:38</meta:creation-date>
    <dc:date>2019-12-20T00:41:48.508415797</dc:date>
    <meta:editing-duration>PT2H39M53S</meta:editing-duration>
    <meta:generator>LibreOffice/6.3.1.2$Linux_X86_64 LibreOffice_project/30$Build-2</meta:generator>
    <meta:document-statistic meta:object-count="45"/>
    <meta:user-defined meta:name="AppVersion">15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